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order-bottom="0.74pt solid #000000" fo:background-color="#ffbf00" fo:border-left="none" fo:border-right="none" fo:border-top="0.74pt solid #000000"/>
    </style:style>
    <style:style style:name="ce14" style:family="table-cell" style:parent-style-name="Default" style:data-style-name="N2"/>
    <style:style style:name="ce5" style:family="table-cell" style:parent-style-name="Default" style:data-style-name="N2">
      <style:table-cell-properties fo:background-color="#ffbf00"/>
    </style:style>
    <style:style style:name="ce6" style:family="table-cell" style:parent-style-name="Default" style:data-style-name="N2">
      <style:table-cell-properties fo:border-bottom="0.74pt solid #000000" fo:background-color="#ffbf00" fo:border-left="none" fo:border-right="none" fo:border-top="0.74pt solid #000000"/>
    </style:style>
    <style:style style:name="ce4" style:family="table-cell" style:parent-style-name="Default" style:data-style-name="N2"/>
    <style:style style:name="ce7" style:family="table-cell" style:parent-style-name="Default">
      <style:table-cell-properties fo:border-bottom="0.74pt solid #000000" fo:border-left="none" fo:border-right="none" fo:border-top="0.74pt solid 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style:font-size-asian="22pt" style:font-size-complex="22pt"/>
    </style:style>
    <style:style style:name="ce9" style:family="table-cell" style:parent-style-name="Default">
      <style:table-cell-properties fo:background-color="#2a6099"/>
    </style:style>
    <style:style style:name="ce10" style:family="table-cell" style:parent-style-name="Default">
      <style:table-cell-properties fo:border-bottom="0.74pt solid #000000" fo:background-color="#2a6099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4" table:default-cell-style-name="ce4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2">
            <text:p>PAGBY</text:p>
          </table:table-cell>
          <table:covered-table-cell table:number-columns-repeated="4" table:style-name="ce14"/>
          <table:table-cell/>
          <table:table-cell table:style-name="ce8" office:value-type="string" calcext:value-type="string" table:number-columns-spanned="4" table:number-rows-spanned="2">
            <text:p>Concorrente</text:p>
          </table:table-cell>
          <table:covered-table-cell table:number-columns-repeated="3"/>
        </table:table-row>
        <table:table-row table:style-name="ro1">
          <table:covered-table-cell/>
          <table:covered-table-cell table:number-columns-repeated="4" table:style-name="ce14"/>
          <table:table-cell/>
          <table:covered-table-cell table:number-columns-repeated="4"/>
        </table:table-row>
        <table:table-row table:style-name="ro1">
          <table:table-cell table:style-name="ce2" office:value-type="string" calcext:value-type="string">
            <text:p>Número funcionários</text:p>
          </table:table-cell>
          <table:table-cell table:style-name="ce5" office:value-type="string" calcext:value-type="string">
            <text:p>Mensal</text:p>
          </table:table-cell>
          <table:table-cell table:style-name="ce5" office:value-type="string" calcext:value-type="string">
            <text:p>Trimestral</text:p>
          </table:table-cell>
          <table:table-cell table:style-name="ce5" office:value-type="string" calcext:value-type="string">
            <text:p>Semestral</text:p>
          </table:table-cell>
          <table:table-cell table:style-name="ce5" office:value-type="string" calcext:value-type="string">
            <text:p>Anual</text:p>
          </table:table-cell>
          <table:table-cell/>
          <table:table-cell table:style-name="ce9" office:value-type="string" calcext:value-type="string">
            <text:p>mensal</text:p>
          </table:table-cell>
          <table:table-cell table:style-name="ce9"/>
          <table:table-cell table:style-name="ce9" office:value-type="string" calcext:value-type="string">
            <text:p>semestral</text:p>
          </table:table-cell>
          <table:table-cell table:style-name="ce9" office:value-type="string" calcext:value-type="string">
            <text:p>anual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60" calcext:value-type="float">
            <text:p>60,00</text:p>
          </table:table-cell>
          <table:table-cell table:style-name="ce6" office:value-type="float" office:value="144" calcext:value-type="float">
            <text:p>144,00</text:p>
          </table:table-cell>
          <table:table-cell table:style-name="ce6" office:value-type="float" office:value="252" calcext:value-type="float">
            <text:p>252,00</text:p>
          </table:table-cell>
          <table:table-cell table:style-name="ce6" office:value-type="float" office:value="432" calcext:value-type="float">
            <text:p>432,00</text:p>
          </table:table-cell>
          <table:table-cell table:style-name="ce7"/>
          <table:table-cell table:style-name="ce10" office:value-type="float" office:value="79.9" calcext:value-type="float">
            <text:p>79,9</text:p>
          </table:table-cell>
          <table:table-cell table:style-name="ce10"/>
          <table:table-cell table:style-name="ce10" table:formula="of:=[.I15]*6" office:value-type="float" office:value="406.8" calcext:value-type="float">
            <text:p>406,8</text:p>
          </table:table-cell>
          <table:table-cell table:style-name="ce10" table:formula="of:=[.J15]*12" office:value-type="float" office:value="670.8" calcext:value-type="float">
            <text:p>670,8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table:formula="of:=[.B4]*1.2" office:value-type="float" office:value="72" calcext:value-type="float">
            <text:p>72,00</text:p>
          </table:table-cell>
          <table:table-cell table:style-name="ce6" table:formula="of:=[.C4]*1.2" office:value-type="float" office:value="172.8" calcext:value-type="float">
            <text:p>172,80</text:p>
          </table:table-cell>
          <table:table-cell table:style-name="ce6" table:formula="of:=[.D4]*1.2" office:value-type="float" office:value="302.4" calcext:value-type="float">
            <text:p>302,40</text:p>
          </table:table-cell>
          <table:table-cell table:style-name="ce6" table:formula="of:=[.E4]*1.2" office:value-type="float" office:value="518.4" calcext:value-type="float">
            <text:p>518,40</text:p>
          </table:table-cell>
          <table:table-cell table:style-name="ce7"/>
          <table:table-cell table:style-name="ce10" office:value-type="float" office:value="109.9" calcext:value-type="float">
            <text:p>109,9</text:p>
          </table:table-cell>
          <table:table-cell table:style-name="ce10"/>
          <table:table-cell table:style-name="ce10" table:formula="of:=[.I16]*6" office:value-type="float" office:value="559.8" calcext:value-type="float">
            <text:p>559,8</text:p>
          </table:table-cell>
          <table:table-cell table:style-name="ce10" table:formula="of:=[.J16]*12" office:value-type="float" office:value="922.8" calcext:value-type="float">
            <text:p>922,8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table:formula="of:=[.B5]*1.2" office:value-type="float" office:value="86.4" calcext:value-type="float">
            <text:p>86,40</text:p>
          </table:table-cell>
          <table:table-cell table:style-name="ce6" table:formula="of:=[.C5]*1.2" office:value-type="float" office:value="207.36" calcext:value-type="float">
            <text:p>207,36</text:p>
          </table:table-cell>
          <table:table-cell table:style-name="ce6" table:formula="of:=[.D5]*1.2" office:value-type="float" office:value="362.88" calcext:value-type="float">
            <text:p>362,88</text:p>
          </table:table-cell>
          <table:table-cell table:style-name="ce6" table:formula="of:=[.E5]*1.2" office:value-type="float" office:value="622.08" calcext:value-type="float">
            <text:p>622,08</text:p>
          </table:table-cell>
          <table:table-cell table:style-name="ce7"/>
          <table:table-cell table:style-name="ce10" office:value-type="float" office:value="109.9" calcext:value-type="float">
            <text:p>109,9</text:p>
          </table:table-cell>
          <table:table-cell table:style-name="ce10"/>
          <table:table-cell table:style-name="ce10" table:formula="of:=[.I17]*6" office:value-type="float" office:value="559.8" calcext:value-type="float">
            <text:p>559,8</text:p>
          </table:table-cell>
          <table:table-cell table:style-name="ce10" table:formula="of:=[.J17]*12" office:value-type="float" office:value="922.8" calcext:value-type="float">
            <text:p>922,8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table:formula="of:=[.B6]*1.2" office:value-type="float" office:value="103.68" calcext:value-type="float">
            <text:p>103,68</text:p>
          </table:table-cell>
          <table:table-cell table:style-name="ce6" table:formula="of:=[.C6]*1.2" office:value-type="float" office:value="248.832" calcext:value-type="float">
            <text:p>248,83</text:p>
          </table:table-cell>
          <table:table-cell table:style-name="ce6" table:formula="of:=[.D6]*1.2" office:value-type="float" office:value="435.456" calcext:value-type="float">
            <text:p>435,46</text:p>
          </table:table-cell>
          <table:table-cell table:style-name="ce6" table:formula="of:=[.E6]*1.2" office:value-type="float" office:value="746.496" calcext:value-type="float">
            <text:p>746,50</text:p>
          </table:table-cell>
          <table:table-cell table:style-name="ce7"/>
          <table:table-cell table:style-name="ce10" office:value-type="float" office:value="109.9" calcext:value-type="float">
            <text:p>109,9</text:p>
          </table:table-cell>
          <table:table-cell table:style-name="ce10"/>
          <table:table-cell table:style-name="ce10" table:formula="of:=[.I18]*6" office:value-type="float" office:value="559.8" calcext:value-type="float">
            <text:p>559,8</text:p>
          </table:table-cell>
          <table:table-cell table:style-name="ce10" table:formula="of:=[.J18]*12" office:value-type="float" office:value="922.8" calcext:value-type="float">
            <text:p>922,8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table:formula="of:=[.B7]*1.2" office:value-type="float" office:value="124.416" calcext:value-type="float">
            <text:p>124,42</text:p>
          </table:table-cell>
          <table:table-cell table:style-name="ce6" table:formula="of:=[.C7]*1.2" office:value-type="float" office:value="298.5984" calcext:value-type="float">
            <text:p>298,60</text:p>
          </table:table-cell>
          <table:table-cell table:style-name="ce6" table:formula="of:=[.D7]*1.2" office:value-type="float" office:value="522.5472" calcext:value-type="float">
            <text:p>522,55</text:p>
          </table:table-cell>
          <table:table-cell table:style-name="ce6" table:formula="of:=[.E7]*1.2" office:value-type="float" office:value="895.7952" calcext:value-type="float">
            <text:p>895,80</text:p>
          </table:table-cell>
          <table:table-cell table:style-name="ce7"/>
          <table:table-cell table:style-name="ce10" office:value-type="float" office:value="109.9" calcext:value-type="float">
            <text:p>109,9</text:p>
          </table:table-cell>
          <table:table-cell table:style-name="ce10"/>
          <table:table-cell table:style-name="ce10" table:formula="of:=[.I19]*6" office:value-type="float" office:value="559.8" calcext:value-type="float">
            <text:p>559,8</text:p>
          </table:table-cell>
          <table:table-cell table:style-name="ce10" table:formula="of:=[.J19]*12" office:value-type="float" office:value="922.8" calcext:value-type="float">
            <text:p>922,8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table:formula="of:=[.B8]*1.2" office:value-type="float" office:value="149.2992" calcext:value-type="float">
            <text:p>149,30</text:p>
          </table:table-cell>
          <table:table-cell table:style-name="ce6" table:formula="of:=[.C8]*1.2" office:value-type="float" office:value="358.31808" calcext:value-type="float">
            <text:p>358,32</text:p>
          </table:table-cell>
          <table:table-cell table:style-name="ce6" table:formula="of:=[.D8]*1.2" office:value-type="float" office:value="627.05664" calcext:value-type="float">
            <text:p>627,06</text:p>
          </table:table-cell>
          <table:table-cell table:style-name="ce6" table:formula="of:=[.E8]*1.2" office:value-type="float" office:value="1074.95424" calcext:value-type="float">
            <text:p>1074,95</text:p>
          </table:table-cell>
          <table:table-cell table:style-name="ce7"/>
          <table:table-cell table:style-name="ce10" office:value-type="float" office:value="164.5" calcext:value-type="float">
            <text:p>164,5</text:p>
          </table:table-cell>
          <table:table-cell table:style-name="ce10"/>
          <table:table-cell table:style-name="ce10" table:formula="of:=[.I20]*6" office:value-type="float" office:value="838.8" calcext:value-type="float">
            <text:p>838,8</text:p>
          </table:table-cell>
          <table:table-cell table:style-name="ce10" table:formula="of:=[.J20]*12" office:value-type="float" office:value="1381.8" calcext:value-type="float">
            <text:p>1381,8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table:formula="of:=[.B9]*1.2" office:value-type="float" office:value="179.15904" calcext:value-type="float">
            <text:p>179,16</text:p>
          </table:table-cell>
          <table:table-cell table:style-name="ce6" table:formula="of:=[.C9]*1.2" office:value-type="float" office:value="429.981696" calcext:value-type="float">
            <text:p>429,98</text:p>
          </table:table-cell>
          <table:table-cell table:style-name="ce6" table:formula="of:=[.D9]*1.2" office:value-type="float" office:value="752.467968" calcext:value-type="float">
            <text:p>752,47</text:p>
          </table:table-cell>
          <table:table-cell table:style-name="ce6" table:formula="of:=[.E9]*1.2" office:value-type="float" office:value="1289.945088" calcext:value-type="float">
            <text:p>1289,95</text:p>
          </table:table-cell>
          <table:table-cell table:style-name="ce7"/>
          <table:table-cell table:style-name="ce10" office:value-type="float" office:value="164.5" calcext:value-type="float">
            <text:p>164,5</text:p>
          </table:table-cell>
          <table:table-cell table:style-name="ce10"/>
          <table:table-cell table:style-name="ce10" table:formula="of:=[.I21]*6" office:value-type="float" office:value="838.8" calcext:value-type="float">
            <text:p>838,8</text:p>
          </table:table-cell>
          <table:table-cell table:style-name="ce10" table:formula="of:=[.J21]*12" office:value-type="float" office:value="1381.8" calcext:value-type="float">
            <text:p>1381,8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table:formula="of:=[.B10]*1.2" office:value-type="float" office:value="214.990848" calcext:value-type="float">
            <text:p>214,99</text:p>
          </table:table-cell>
          <table:table-cell table:style-name="ce6" table:formula="of:=[.C10]*1.2" office:value-type="float" office:value="515.9780352" calcext:value-type="float">
            <text:p>515,98</text:p>
          </table:table-cell>
          <table:table-cell table:style-name="ce6" table:formula="of:=[.D10]*1.2" office:value-type="float" office:value="902.9615616" calcext:value-type="float">
            <text:p>902,96</text:p>
          </table:table-cell>
          <table:table-cell table:style-name="ce6" table:formula="of:=[.E10]*1.2" office:value-type="float" office:value="1547.9341056" calcext:value-type="float">
            <text:p>1547,93</text:p>
          </table:table-cell>
          <table:table-cell table:style-name="ce7"/>
          <table:table-cell table:style-name="ce10" office:value-type="float" office:value="164.5" calcext:value-type="float">
            <text:p>164,5</text:p>
          </table:table-cell>
          <table:table-cell table:style-name="ce10"/>
          <table:table-cell table:style-name="ce10" table:formula="of:=[.I22]*6" office:value-type="float" office:value="838.8" calcext:value-type="float">
            <text:p>838,8</text:p>
          </table:table-cell>
          <table:table-cell table:style-name="ce10" table:formula="of:=[.J22]*12" office:value-type="float" office:value="1381.8" calcext:value-type="float">
            <text:p>1381,8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table:formula="of:=[.B11]*1.2" office:value-type="float" office:value="257.9890176" calcext:value-type="float">
            <text:p>257,99</text:p>
          </table:table-cell>
          <table:table-cell table:style-name="ce6" table:formula="of:=[.C11]*1.2" office:value-type="float" office:value="619.17364224" calcext:value-type="float">
            <text:p>619,17</text:p>
          </table:table-cell>
          <table:table-cell table:style-name="ce6" table:formula="of:=[.D11]*1.2" office:value-type="float" office:value="1083.55387392" calcext:value-type="float">
            <text:p>1083,55</text:p>
          </table:table-cell>
          <table:table-cell table:style-name="ce6" table:formula="of:=[.E11]*1.2" office:value-type="float" office:value="1857.52092672" calcext:value-type="float">
            <text:p>1857,52</text:p>
          </table:table-cell>
          <table:table-cell table:style-name="ce7"/>
          <table:table-cell table:style-name="ce10" office:value-type="float" office:value="164.5" calcext:value-type="float">
            <text:p>164,5</text:p>
          </table:table-cell>
          <table:table-cell table:style-name="ce10"/>
          <table:table-cell table:style-name="ce10" table:formula="of:=[.I23]*6" office:value-type="float" office:value="838.8" calcext:value-type="float">
            <text:p>838,8</text:p>
          </table:table-cell>
          <table:table-cell table:style-name="ce10" table:formula="of:=[.J23]*12" office:value-type="float" office:value="1381.8" calcext:value-type="float">
            <text:p>1381,8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table:formula="of:=[.B12]*1.2" office:value-type="float" office:value="309.58682112" calcext:value-type="float">
            <text:p>309,59</text:p>
          </table:table-cell>
          <table:table-cell table:style-name="ce6" table:formula="of:=[.C12]*1.2" office:value-type="float" office:value="743.008370688" calcext:value-type="float">
            <text:p>743,01</text:p>
          </table:table-cell>
          <table:table-cell table:style-name="ce6" table:formula="of:=[.D12]*1.2" office:value-type="float" office:value="1300.264648704" calcext:value-type="float">
            <text:p>1300,26</text:p>
          </table:table-cell>
          <table:table-cell table:style-name="ce6" table:formula="of:=[.E12]*1.2" office:value-type="float" office:value="2229.025112064" calcext:value-type="float">
            <text:p>2229,03</text:p>
          </table:table-cell>
          <table:table-cell table:style-name="ce7"/>
          <table:table-cell table:style-name="ce10" office:value-type="float" office:value="164.5" calcext:value-type="float">
            <text:p>164,5</text:p>
          </table:table-cell>
          <table:table-cell table:style-name="ce10"/>
          <table:table-cell table:style-name="ce10" table:formula="of:=[.I24]*6" office:value-type="float" office:value="838.8" calcext:value-type="float">
            <text:p>838,8</text:p>
          </table:table-cell>
          <table:table-cell table:style-name="ce10" table:formula="of:=[.J24]*12" office:value-type="float" office:value="1381.8" calcext:value-type="float">
            <text:p>1381,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6" office:value-type="float" office:value="60" calcext:value-type="float">
            <text:p>60,00</text:p>
          </table:table-cell>
          <table:table-cell table:formula="of:=[.C4]/3" office:value-type="float" office:value="48" calcext:value-type="float">
            <text:p>48,00</text:p>
          </table:table-cell>
          <table:table-cell table:formula="of:=[.D4]/6" office:value-type="float" office:value="42" calcext:value-type="float">
            <text:p>42,00</text:p>
          </table:table-cell>
          <table:table-cell table:formula="of:=[.E4]/12" office:value-type="float" office:value="36" calcext:value-type="float">
            <text:p>36,00</text:p>
          </table:table-cell>
          <table:table-cell/>
          <table:table-cell office:value-type="float" office:value="79.9" calcext:value-type="float">
            <text:p>79,9</text:p>
          </table:table-cell>
          <table:table-cell/>
          <table:table-cell office:value-type="float" office:value="67.8" calcext:value-type="float">
            <text:p>67,8</text:p>
          </table:table-cell>
          <table:table-cell office:value-type="float" office:value="55.9" calcext:value-type="float">
            <text:p>55,9</text:p>
          </table:table-cell>
        </table:table-row>
        <table:table-row table:style-name="ro1">
          <table:table-cell/>
          <table:table-cell table:style-name="ce6" table:formula="of:=[.B15]*1.2" office:value-type="float" office:value="72" calcext:value-type="float">
            <text:p>72,00</text:p>
          </table:table-cell>
          <table:table-cell table:formula="of:=[.C5]/3" office:value-type="float" office:value="57.6" calcext:value-type="float">
            <text:p>57,60</text:p>
          </table:table-cell>
          <table:table-cell table:formula="of:=[.D5]/6" office:value-type="float" office:value="50.4" calcext:value-type="float">
            <text:p>50,40</text:p>
          </table:table-cell>
          <table:table-cell table:formula="of:=[.E5]/12" office:value-type="float" office:value="43.2" calcext:value-type="float">
            <text:p>43,20</text:p>
          </table:table-cell>
          <table:table-cell/>
          <table:table-cell office:value-type="float" office:value="109.9" calcext:value-type="float">
            <text:p>109,9</text:p>
          </table:table-cell>
          <table:table-cell/>
          <table:table-cell office:value-type="float" office:value="93.3" calcext:value-type="float">
            <text:p>93,3</text:p>
          </table:table-cell>
          <table:table-cell office:value-type="float" office:value="76.9" calcext:value-type="float">
            <text:p>76,9</text:p>
          </table:table-cell>
        </table:table-row>
        <table:table-row table:style-name="ro1">
          <table:table-cell/>
          <table:table-cell table:style-name="ce6" table:formula="of:=[.B16]*1.2" office:value-type="float" office:value="86.4" calcext:value-type="float">
            <text:p>86,40</text:p>
          </table:table-cell>
          <table:table-cell table:formula="of:=[.C6]/3" office:value-type="float" office:value="69.12" calcext:value-type="float">
            <text:p>69,12</text:p>
          </table:table-cell>
          <table:table-cell table:formula="of:=[.D6]/6" office:value-type="float" office:value="60.48" calcext:value-type="float">
            <text:p>60,48</text:p>
          </table:table-cell>
          <table:table-cell table:formula="of:=[.E6]/12" office:value-type="float" office:value="51.84" calcext:value-type="float">
            <text:p>51,84</text:p>
          </table:table-cell>
          <table:table-cell/>
          <table:table-cell office:value-type="float" office:value="109.9" calcext:value-type="float">
            <text:p>109,9</text:p>
          </table:table-cell>
          <table:table-cell/>
          <table:table-cell office:value-type="float" office:value="93.3" calcext:value-type="float">
            <text:p>93,3</text:p>
          </table:table-cell>
          <table:table-cell office:value-type="float" office:value="76.9" calcext:value-type="float">
            <text:p>76,9</text:p>
          </table:table-cell>
        </table:table-row>
        <table:table-row table:style-name="ro1">
          <table:table-cell/>
          <table:table-cell table:style-name="ce6" table:formula="of:=[.B17]*1.2" office:value-type="float" office:value="103.68" calcext:value-type="float">
            <text:p>103,68</text:p>
          </table:table-cell>
          <table:table-cell table:formula="of:=[.C7]/3" office:value-type="float" office:value="82.944" calcext:value-type="float">
            <text:p>82,94</text:p>
          </table:table-cell>
          <table:table-cell table:formula="of:=[.D7]/6" office:value-type="float" office:value="72.576" calcext:value-type="float">
            <text:p>72,58</text:p>
          </table:table-cell>
          <table:table-cell table:formula="of:=[.E7]/12" office:value-type="float" office:value="62.208" calcext:value-type="float">
            <text:p>62,21</text:p>
          </table:table-cell>
          <table:table-cell/>
          <table:table-cell office:value-type="float" office:value="109.9" calcext:value-type="float">
            <text:p>109,9</text:p>
          </table:table-cell>
          <table:table-cell/>
          <table:table-cell office:value-type="float" office:value="93.3" calcext:value-type="float">
            <text:p>93,3</text:p>
          </table:table-cell>
          <table:table-cell office:value-type="float" office:value="76.9" calcext:value-type="float">
            <text:p>76,9</text:p>
          </table:table-cell>
        </table:table-row>
        <table:table-row table:style-name="ro1">
          <table:table-cell/>
          <table:table-cell table:style-name="ce6" table:formula="of:=[.B18]*1.2" office:value-type="float" office:value="124.416" calcext:value-type="float">
            <text:p>124,42</text:p>
          </table:table-cell>
          <table:table-cell table:formula="of:=[.C8]/3" office:value-type="float" office:value="99.5328" calcext:value-type="float">
            <text:p>99,53</text:p>
          </table:table-cell>
          <table:table-cell table:formula="of:=[.D8]/6" office:value-type="float" office:value="87.0912" calcext:value-type="float">
            <text:p>87,09</text:p>
          </table:table-cell>
          <table:table-cell table:formula="of:=[.E8]/12" office:value-type="float" office:value="74.6496" calcext:value-type="float">
            <text:p>74,65</text:p>
          </table:table-cell>
          <table:table-cell/>
          <table:table-cell office:value-type="float" office:value="109.9" calcext:value-type="float">
            <text:p>109,9</text:p>
          </table:table-cell>
          <table:table-cell/>
          <table:table-cell office:value-type="float" office:value="93.3" calcext:value-type="float">
            <text:p>93,3</text:p>
          </table:table-cell>
          <table:table-cell office:value-type="float" office:value="76.9" calcext:value-type="float">
            <text:p>76,9</text:p>
          </table:table-cell>
        </table:table-row>
        <table:table-row table:style-name="ro1">
          <table:table-cell/>
          <table:table-cell table:style-name="ce6" table:formula="of:=[.B19]*1.2" office:value-type="float" office:value="149.2992" calcext:value-type="float">
            <text:p>149,30</text:p>
          </table:table-cell>
          <table:table-cell table:formula="of:=[.C9]/3" office:value-type="float" office:value="119.43936" calcext:value-type="float">
            <text:p>119,44</text:p>
          </table:table-cell>
          <table:table-cell table:formula="of:=[.D9]/6" office:value-type="float" office:value="104.50944" calcext:value-type="float">
            <text:p>104,51</text:p>
          </table:table-cell>
          <table:table-cell table:formula="of:=[.E9]/12" office:value-type="float" office:value="89.57952" calcext:value-type="float">
            <text:p>89,58</text:p>
          </table:table-cell>
          <table:table-cell/>
          <table:table-cell office:value-type="float" office:value="164.5" calcext:value-type="float">
            <text:p>164,5</text:p>
          </table:table-cell>
          <table:table-cell/>
          <table:table-cell office:value-type="float" office:value="139.8" calcext:value-type="float">
            <text:p>139,8</text:p>
          </table:table-cell>
          <table:table-cell office:value-type="float" office:value="115.15" calcext:value-type="float">
            <text:p>115,15</text:p>
          </table:table-cell>
        </table:table-row>
        <table:table-row table:style-name="ro1">
          <table:table-cell/>
          <table:table-cell table:style-name="ce6" table:formula="of:=[.B20]*1.2" office:value-type="float" office:value="179.15904" calcext:value-type="float">
            <text:p>179,16</text:p>
          </table:table-cell>
          <table:table-cell table:formula="of:=[.C10]/3" office:value-type="float" office:value="143.327232" calcext:value-type="float">
            <text:p>143,33</text:p>
          </table:table-cell>
          <table:table-cell table:formula="of:=[.D10]/6" office:value-type="float" office:value="125.411328" calcext:value-type="float">
            <text:p>125,41</text:p>
          </table:table-cell>
          <table:table-cell table:formula="of:=[.E10]/12" office:value-type="float" office:value="107.495424" calcext:value-type="float">
            <text:p>107,50</text:p>
          </table:table-cell>
          <table:table-cell/>
          <table:table-cell office:value-type="float" office:value="164.5" calcext:value-type="float">
            <text:p>164,5</text:p>
          </table:table-cell>
          <table:table-cell/>
          <table:table-cell office:value-type="float" office:value="139.8" calcext:value-type="float">
            <text:p>139,8</text:p>
          </table:table-cell>
          <table:table-cell office:value-type="float" office:value="115.15" calcext:value-type="float">
            <text:p>115,15</text:p>
          </table:table-cell>
        </table:table-row>
        <table:table-row table:style-name="ro1">
          <table:table-cell/>
          <table:table-cell table:style-name="ce6" table:formula="of:=[.B21]*1.2" office:value-type="float" office:value="214.990848" calcext:value-type="float">
            <text:p>214,99</text:p>
          </table:table-cell>
          <table:table-cell table:formula="of:=[.C11]/3" office:value-type="float" office:value="171.9926784" calcext:value-type="float">
            <text:p>171,99</text:p>
          </table:table-cell>
          <table:table-cell table:formula="of:=[.D11]/6" office:value-type="float" office:value="150.4935936" calcext:value-type="float">
            <text:p>150,49</text:p>
          </table:table-cell>
          <table:table-cell table:formula="of:=[.E11]/12" office:value-type="float" office:value="128.9945088" calcext:value-type="float">
            <text:p>128,99</text:p>
          </table:table-cell>
          <table:table-cell/>
          <table:table-cell office:value-type="float" office:value="164.5" calcext:value-type="float">
            <text:p>164,5</text:p>
          </table:table-cell>
          <table:table-cell/>
          <table:table-cell office:value-type="float" office:value="139.8" calcext:value-type="float">
            <text:p>139,8</text:p>
          </table:table-cell>
          <table:table-cell office:value-type="float" office:value="115.15" calcext:value-type="float">
            <text:p>115,15</text:p>
          </table:table-cell>
        </table:table-row>
        <table:table-row table:style-name="ro1">
          <table:table-cell/>
          <table:table-cell table:style-name="ce6" table:formula="of:=[.B22]*1.2" office:value-type="float" office:value="257.9890176" calcext:value-type="float">
            <text:p>257,99</text:p>
          </table:table-cell>
          <table:table-cell table:formula="of:=[.C12]/3" office:value-type="float" office:value="206.39121408" calcext:value-type="float">
            <text:p>206,39</text:p>
          </table:table-cell>
          <table:table-cell table:formula="of:=[.D12]/6" office:value-type="float" office:value="180.59231232" calcext:value-type="float">
            <text:p>180,59</text:p>
          </table:table-cell>
          <table:table-cell table:formula="of:=[.E12]/12" office:value-type="float" office:value="154.79341056" calcext:value-type="float">
            <text:p>154,79</text:p>
          </table:table-cell>
          <table:table-cell/>
          <table:table-cell office:value-type="float" office:value="164.5" calcext:value-type="float">
            <text:p>164,5</text:p>
          </table:table-cell>
          <table:table-cell/>
          <table:table-cell office:value-type="float" office:value="139.8" calcext:value-type="float">
            <text:p>139,8</text:p>
          </table:table-cell>
          <table:table-cell office:value-type="float" office:value="115.15" calcext:value-type="float">
            <text:p>115,15</text:p>
          </table:table-cell>
        </table:table-row>
        <table:table-row table:style-name="ro1">
          <table:table-cell/>
          <table:table-cell table:style-name="ce6" table:formula="of:=[.B23]*1.2" office:value-type="float" office:value="309.58682112" calcext:value-type="float">
            <text:p>309,59</text:p>
          </table:table-cell>
          <table:table-cell table:formula="of:=[.C13]/3" office:value-type="float" office:value="247.669456896" calcext:value-type="float">
            <text:p>247,67</text:p>
          </table:table-cell>
          <table:table-cell table:formula="of:=[.D13]/6" office:value-type="float" office:value="216.710774784" calcext:value-type="float">
            <text:p>216,71</text:p>
          </table:table-cell>
          <table:table-cell table:formula="of:=[.E13]/12" office:value-type="float" office:value="185.752092672" calcext:value-type="float">
            <text:p>185,75</text:p>
          </table:table-cell>
          <table:table-cell/>
          <table:table-cell office:value-type="float" office:value="164.5" calcext:value-type="float">
            <text:p>164,5</text:p>
          </table:table-cell>
          <table:table-cell/>
          <table:table-cell office:value-type="float" office:value="139.8" calcext:value-type="float">
            <text:p>139,8</text:p>
          </table:table-cell>
          <table:table-cell office:value-type="float" office:value="115.15" calcext:value-type="float">
            <text:p>115,15</text:p>
          </table:table-cell>
        </table:table-row>
        <table:table-row table:style-name="ro1" table:number-rows-repeated="104855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7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1">00/00/0000</text:date>, <text:time style:data-style-name="N2" text:time-value="08:28:50.59112431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0T16:39:21.101656226</meta:creation-date>
    <meta:print-date>2025-12-20T19:13:46.117267635</meta:print-date>
    <dc:date>2025-12-21T09:03:26.266453631</dc:date>
    <meta:editing-duration>PT51M53S</meta:editing-duration>
    <meta:editing-cycles>2</meta:editing-cycles>
    <meta:generator>LibreOffice/25.8.2.2$Linux_X86_64 LibreOffice_project/580$Build-2</meta:generator>
    <meta:document-statistic meta:table-count="1" meta:cell-count="160" meta:object-count="0"/>
  </office:meta>
</office:document-meta>
</file>